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1b542" officeooo:paragraph-rsid="0001b542"/>
    </style:style>
    <style:style style:name="P2" style:family="paragraph" style:parent-style-name="Preformatted_20_Text">
      <style:text-properties officeooo:rsid="0001b542" officeooo:paragraph-rsid="0001b5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孙风涛</text:p>
      <text:p text:style-name="P1"/>
      <text:p text:style-name="P1">模块名:项目测算</text:p>
      <text:p text:style-name="P1"><text:tab/>导航下拉名_1:项目测算管理</text:p>
      <text:p text:style-name="P1"><text:tab/><text:tab/>导航名_1:项目基本信息</text:p>
      <text:p text:style-name="P1"><text:tab/><text:tab/><text:tab/>功能名称_1:列表 功能类型:网格</text:p>
      <text:p text:style-name="P1"><text:tab/><text:tab/><text:tab/><text:tab/>字段名称_1:项目名称</text:p>
      <text:p text:style-name="P1"><text:tab/><text:tab/><text:tab/><text:tab/>字段名称_2:工作量</text:p>
      <text:p text:style-name="P1"><text:tab/><text:tab/><text:tab/><text:tab/>字段名称_3:项目开展成本</text:p>
      <text:p text:style-name="P1"><text:tab/><text:tab/><text:tab/><text:tab/>字段名称_4:金额</text:p>
      <text:p text:style-name="P1"><text:tab/><text:tab/><text:tab/><text:tab/>字段名称_5:合作方式</text:p>
      <text:p text:style-name="P1"><text:tab/><text:tab/><text:tab/><text:tab/>字段名称_6:地区</text:p>
      <text:p text:style-name="P1"><text:tab/><text:tab/><text:tab/><text:tab/>字段名称_7:起始时间</text:p>
      <text:p text:style-name="P1"><text:tab/><text:tab/><text:tab/><text:tab/>字段名称_8:经历时间</text:p>
      <text:p text:style-name="P1"><text:tab/><text:tab/><text:tab/><text:tab/>字段名称_9:人工</text:p>
      <text:p text:style-name="P1"><text:tab/><text:tab/><text:tab/><text:tab/>字段名称_10:人员数量</text:p>
      <text:p text:style-name="P1"><text:tab/><text:tab/><text:tab/><text:tab/>字段名称_11:设备费用 </text:p>
      <text:p text:style-name="P1"><text:tab/><text:tab/><text:tab/><text:tab/>字段名称_12:车辆费用 </text:p>
      <text:p text:style-name="P1"><text:tab/><text:tab/><text:tab/><text:tab/>字段名称_13:配置费用 </text:p>
      <text:p text:style-name="P1"><text:tab/><text:tab/><text:tab/><text:tab/>字段名称_14:其他费用 </text:p>
      <text:p text:style-name="P1"><text:tab/><text:tab/><text:tab/>功能名称_2:添加 功能类型:添加</text:p>
      <text:p text:style-name="P1"><text:tab/><text:tab/><text:tab/><text:tab/>字段名称_1:项目名称 标签类型:下拉框 必填</text:p>
      <text:p text:style-name="P1"><text:tab/><text:tab/><text:tab/><text:tab/>(/projectbasicinfo/v1/findMarket/projectName)</text:p>
      <text:p text:style-name="P1"><text:tab/><text:tab/><text:tab/><text:tab/>字段名称_2:工作量 标签类型:整数框 必填</text:p>
      <text:p text:style-name="P1"><text:tab/><text:tab/><text:tab/><text:tab/>字段名称_3:项目开展成本 标签类型:整数框 必填</text:p>
      <text:p text:style-name="P1"><text:tab/><text:tab/><text:tab/><text:tab/>字段名称_4:金额 标签类型:整数框 必填</text:p>
      <text:p text:style-name="P1"><text:tab/><text:tab/><text:tab/><text:tab/>字段名称_5:合作方式 标签类型:下拉框(长期合作/事项合作/中介) 必填</text:p>
      <text:p text:style-name="P1"><text:tab/><text:tab/><text:tab/><text:tab/>字段名称_6:地区 标签类型:文本框 必填</text:p>
      <text:p text:style-name="P1"><text:tab/><text:tab/><text:tab/><text:tab/>字段名称_7:起始时间 标签类型:时间下拉框 必填</text:p>
      <text:p text:style-name="P1"><text:tab/><text:tab/><text:tab/><text:tab/>字段名称_8:经历时间 标签类型:文本框 必填</text:p>
      <text:p text:style-name="P1"><text:tab/><text:tab/><text:tab/><text:tab/>字段名称_9:人工 标签类型:数字框 必填</text:p>
      <text:p text:style-name="P1"><text:tab/><text:tab/><text:tab/><text:tab/>字段名称_10:人员数量 标签类型:数字框 必填</text:p>
      <text:p text:style-name="P1"><text:tab/><text:tab/><text:tab/><text:tab/>字段名称_11:设备费用 标签类型:数字框(大于等于0的小数,保留两位小数) 非必填</text:p>
      <text:p text:style-name="P1"><text:tab/><text:tab/><text:tab/><text:tab/>字段名称_12:车辆费用 标签类型:数字框(大于等于0的小数,保留两位小数) 非必填</text:p>
      <text:p text:style-name="P1"><text:tab/><text:tab/><text:tab/><text:tab/>字段名称_13:配置费用 标签类型:数字框(大于等于0的小数,保留两位小数) 非必填</text:p>
      <text:p text:style-name="P1"><text:tab/><text:tab/><text:tab/><text:tab/>字段名称_14:其他费用 标签类型:数字框(大于等于0的小数,保留两位小数) 非必填</text:p>
      <text:p text:style-name="P1"><text:tab/><text:tab/><text:tab/>功能名称_3:编辑 功能类型:编辑</text:p>
      <text:p text:style-name="P1"><text:tab/><text:tab/><text:tab/><text:tab/>字段名称_1:项目名称 标签类型:下拉框 必填</text:p>
      <text:p text:style-name="P1"><text:tab/><text:tab/><text:tab/><text:tab/>(/projectbasicinfo/v1/findMarket/projectName)</text:p>
      <text:p text:style-name="P1"><text:tab/><text:tab/><text:tab/><text:tab/>字段名称_2:工作量 标签类型:整数框 必填</text:p>
      <text:p text:style-name="P1"><text:tab/><text:tab/><text:tab/><text:tab/>字段名称_3:项目开展成本 标签类型:整数框 必填</text:p>
      <text:p text:style-name="P1"><text:tab/><text:tab/><text:tab/><text:tab/>字段名称_4:金额 标签类型:整数框 必填</text:p>
      <text:p text:style-name="P1"><text:tab/><text:tab/><text:tab/><text:tab/>字段名称_5:合作方式 标签类型:下拉框(长期合作/事项合作/中介) 必填</text:p>
      <text:p text:style-name="P1"><text:tab/><text:tab/><text:tab/><text:tab/>字段名称_6:地区 标签类型:文本框 必填</text:p>
      <text:p text:style-name="P1"><text:tab/><text:tab/><text:tab/><text:tab/>字段名称_7:起始时间 标签类型:时间下拉框 必填</text:p>
      <text:p text:style-name="P1"><text:tab/><text:tab/><text:tab/><text:tab/>字段名称_8:经历时间 标签类型:文本框 必填</text:p>
      <text:p text:style-name="P1"><text:tab/><text:tab/><text:tab/><text:tab/>字段名称_9:人工 标签类型:数字框 必填</text:p>
      <text:p text:style-name="P1"><text:tab/><text:tab/><text:tab/><text:tab/>字段名称_10:人员数量 标签类型:数字框 必填</text:p>
      <text:p text:style-name="P1"><text:tab/><text:tab/><text:tab/><text:tab/>字段名称_11:设备费用 标签类型:数字框(大于等于0的小数,保留两位小数) 非必填</text:p>
      <text:p text:style-name="P1"><text:tab/><text:tab/><text:tab/><text:tab/>字段名称_12:车辆费用 标签类型:数字框(大于等于0的小数,保留两位小数) 非必填</text:p>
      <text:p text:style-name="P1"><text:tab/><text:tab/><text:tab/><text:tab/>字段名称_13:配置费用 标签类型:数字框(大于等于0的小数,保留两位小数) 非必填</text:p>
      <text:p text:style-name="P1"><text:tab/><text:tab/><text:tab/><text:tab/>字段名称_14:其他费用 标签类型:数字框(大于等于0的小数,保留两位小<text:soft-page-break/>数) 非必填</text:p>
      <text:p text:style-name="P1"><text:tab/><text:tab/><text:tab/>功能名称_4:查看详情 功能类型:查看详情 选中某一行,点击查看详情按钮,加载出项目基本信息</text:p>
      <text:p text:style-name="P1"><text:tab/><text:tab/><text:tab/>功能名称_5:删除 功能类型:删除 选中某一行执行删除操作</text:p>
      <text:p text:style-name="P1"><text:tab/><text:tab/>导航名_2:项目费用情况</text:p>
      <text:p text:style-name="P1"><text:tab/><text:tab/><text:tab/>功能名称_1:列表 功能类型:网格</text:p>
      <text:p text:style-name="P1"><text:tab/><text:tab/><text:tab/><text:tab/>字段名称_1:项目名称</text:p>
      <text:p text:style-name="P1"><text:tab/><text:tab/><text:tab/><text:tab/>字段名称_2:付款形式</text:p>
      <text:p text:style-name="P1"><text:tab/><text:tab/><text:tab/><text:tab/>字段名称_3:汇款内容</text:p>
      <text:p text:style-name="P1"><text:tab/><text:tab/><text:tab/><text:tab/>字段名称_4:发票形式</text:p>
      <text:p text:style-name="P1"><text:tab/><text:tab/><text:tab/><text:tab/>字段名称_5:税金</text:p>
      <text:p text:style-name="P1"><text:tab/><text:tab/><text:tab/><text:tab/>字段名称_6:服务费用</text:p>
      <text:p text:style-name="P1"><text:tab/><text:tab/><text:tab/><text:tab/>字段名称_7:提成</text:p>
      <text:p text:style-name="P1"><text:tab/><text:tab/><text:tab/><text:tab/>字段名称_8:招待费</text:p>
      <text:p text:style-name="P1"><text:tab/><text:tab/><text:tab/><text:tab/>字段名称_9:需求费用</text:p>
      <text:p text:style-name="P1"><text:tab/><text:tab/><text:tab/><text:tab/>字段名称_10:其他</text:p>
      <text:p text:style-name="P1"><text:tab/><text:tab/><text:tab/>功能名称_2:添加费用 功能类型:添加</text:p>
      <text:p text:style-name="P1"><text:tab/><text:tab/><text:tab/><text:tab/>字段名称_1:项目名称 标签类型:下拉框 必填 可编辑</text:p>
      <text:p text:style-name="P1"><text:tab/><text:tab/><text:tab/><text:tab/>字段名称_2:付款形式 标签类型:下拉框(一次性付清/分段付清) 必填 不可编辑</text:p>
      <text:p text:style-name="P1"><text:tab/><text:tab/><text:tab/><text:tab/>字段名称_3:汇款内容 标签类型:下拉框(现金/银行汇兑) 必填 不可编辑</text:p>
      <text:p text:style-name="P1"><text:tab/><text:tab/><text:tab/><text:tab/>字段名称_4:发票形式 标签类型:下拉框(增值税专用发票/普通发票) 非必填 可编辑</text:p>
      <text:p text:style-name="P1"><text:tab/><text:tab/><text:tab/><text:tab/>字段名称_5:税金 标签类型:数字框(保留两位小数) 必填</text:p>
      <text:p text:style-name="P1"><text:tab/><text:tab/><text:tab/><text:tab/>字段名称_6:服务费用 标签类型:数字框(保留两位小数) 必填</text:p>
      <text:p text:style-name="P1"><text:tab/><text:tab/><text:tab/><text:tab/>字段名称_7:提成 标签类型:数字框(保留两位小数) 必填</text:p>
      <text:p text:style-name="P1"><text:tab/><text:tab/><text:tab/><text:tab/>字段名称_8:招待费 标签类型:数字框(保留两位小数) 必填</text:p>
      <text:p text:style-name="P1"><text:tab/><text:tab/><text:tab/><text:tab/>字段名称_9:需求费用 标签类型:数字框(保留两位小数) 必填</text:p>
      <text:p text:style-name="P1"><text:tab/><text:tab/><text:tab/><text:tab/>字段名称_10:其他 标签类型:文本框 非必填</text:p>
      <text:p text:style-name="P1"><text:tab/><text:tab/><text:tab/>功能名称_3:编辑费用 功能类型:编辑</text:p>
      <text:p text:style-name="P1"><text:tab/><text:tab/><text:tab/><text:tab/>字段名称_1:项目名称 标签类型:下拉框 必填 可编辑</text:p>
      <text:p text:style-name="P1"><text:tab/><text:tab/><text:tab/><text:tab/>字段名称_2:付款形式 标签类型:下拉框(一次性付清/分段付清) 必填 不可编辑</text:p>
      <text:p text:style-name="P1"><text:tab/><text:tab/><text:tab/><text:tab/>字段名称_3:汇款内容 标签类型:下拉框(现金/银行汇兑) 必填 不可编辑</text:p>
      <text:p text:style-name="P1"><text:tab/><text:tab/><text:tab/><text:tab/>字段名称_4:发票形式 标签类型:下拉框(增值税专用发票/普通发票) 非必填 可编辑</text:p>
      <text:p text:style-name="P1"><text:tab/><text:tab/><text:tab/><text:tab/>字段名称_5:税金 标签类型:数字框(保留两位小数) 必填</text:p>
      <text:p text:style-name="P1"><text:tab/><text:tab/><text:tab/><text:tab/>字段名称_6:服务费用 标签类型:数字框(保留两位小数) 必填</text:p>
      <text:p text:style-name="P1"><text:tab/><text:tab/><text:tab/><text:tab/>字段名称_7:提成 标签类型:数字框(保留两位小数) 必填</text:p>
      <text:p text:style-name="P1"><text:tab/><text:tab/><text:tab/><text:tab/>字段名称_8:招待费 标签类型:数字框(保留两位小数) 必填</text:p>
      <text:p text:style-name="P1"><text:tab/><text:tab/><text:tab/><text:tab/>字段名称_9:需求费用 标签类型:数字框(保留两位小数) 必填</text:p>
      <text:p text:style-name="P1"><text:tab/><text:tab/><text:tab/><text:tab/>字段名称_10:其他 标签类型:文本框 </text:p>
      <text:p text:style-name="P1"><text:tab/><text:tab/><text:tab/>功能名称_4:查看详情 功能类型:查看详情 选中某一行,单击按钮,加载出所有的内容</text:p>
      <text:p text:style-name="P1"><text:tab/><text:tab/><text:tab/><text:tab/>字段名称_1:项目名称</text:p>
      <text:p text:style-name="P1"><text:tab/><text:tab/><text:tab/><text:tab/>字段名称_2:付款形式</text:p>
      <text:p text:style-name="P1"><text:tab/><text:tab/><text:tab/><text:tab/>字段名称_3:汇款内容</text:p>
      <text:p text:style-name="P1"><text:tab/><text:tab/><text:tab/><text:tab/>字段名称_4:发票形式</text:p>
      <text:p text:style-name="P1"><text:tab/><text:tab/><text:tab/><text:tab/>字段名称_5:税金</text:p>
      <text:p text:style-name="P1"><text:tab/><text:tab/><text:tab/><text:tab/>字段名称_6:服务费用</text:p>
      <text:p text:style-name="P1"><text:tab/><text:tab/><text:tab/><text:tab/>字段名称_7:提成</text:p>
      <text:p text:style-name="P1"><text:tab/><text:tab/><text:tab/><text:tab/>字段名称_8:招待费</text:p>
      <text:p text:style-name="P1"><text:tab/><text:tab/><text:tab/><text:tab/>字段名称_9:需求费用</text:p>
      <text:p text:style-name="P1"><text:tab/><text:tab/><text:tab/><text:tab/>字段名称_10:其他</text:p>
      <text:p text:style-name="P1"><text:tab/><text:tab/><text:tab/>功能名称_5:删除 选中某一行,执行删除操作</text:p>
      <text:p text:style-name="P1"><text:tab/><text:tab/>导航名_3:项目人员需求管理</text:p>
      <text:p text:style-name="P1"><text:tab/><text:tab/><text:tab/>功能名称_1:列表 功能类型:列表</text:p>
      <text:p text:style-name="P1"><text:tab/><text:tab/><text:tab/><text:tab/>字段名称_1:项目名称</text:p>
      <text:p text:style-name="P1"><text:tab/><text:tab/><text:tab/><text:tab/>字段名称_2:姓名</text:p>
      <text:p text:style-name="P1"><text:soft-page-break/><text:tab/><text:tab/><text:tab/><text:tab/>字段名称_3:人员性质</text:p>
      <text:p text:style-name="P1"><text:tab/><text:tab/><text:tab/><text:tab/>字段名称_4:岗位</text:p>
      <text:p text:style-name="P1"><text:tab/><text:tab/><text:tab/><text:tab/>字段名称_6:个人职称</text:p>
      <text:p text:style-name="P1"><text:tab/><text:tab/><text:tab/><text:tab/>字段名称_7:工作年限</text:p>
      <text:p text:style-name="P1"><text:tab/><text:tab/><text:tab/><text:tab/>字段名称_8:资质</text:p>
      <text:p text:style-name="P1"><text:tab/><text:tab/><text:tab/><text:tab/>字段名称_9:项目期间正常人工成本</text:p>
      <text:p text:style-name="P1"><text:tab/><text:tab/><text:tab/><text:tab/>字段名称_10:项目期间加班人工成本</text:p>
      <text:p text:style-name="P1"><text:tab/><text:tab/><text:tab/>功能名称_2:添加项目人员需求 功能类型:添加</text:p>
      <text:p text:style-name="P1"><text:tab/><text:tab/><text:tab/><text:tab/>字段名称_1:项目名称 标签类型:下拉框 必填 可编辑</text:p>
      <text:p text:style-name="P1"><text:tab/><text:tab/><text:tab/><text:tab/>字段名称_2:姓名 标签类型:下拉框 必填 可编辑</text:p>
      <text:p text:style-name="P1"><text:tab/><text:tab/><text:tab/><text:tab/>字段名称_3:人员性质 标签类型:下拉框(内部/租赁) 必填 不可编辑</text:p>
      <text:p text:style-name="P1"><text:tab/><text:tab/><text:tab/><text:tab/>字段名称_4:岗位 标签类型:下拉框 必填 可编辑</text:p>
      <text:p text:style-name="P1"><text:tab/><text:tab/><text:tab/><text:tab/>字段名称_6:个人职称 标签类型:文本框 必填</text:p>
      <text:p text:style-name="P1"><text:tab/><text:tab/><text:tab/><text:tab/>字段名称_7:工作年限 标签类型:文本框 必填</text:p>
      <text:p text:style-name="P1"><text:tab/><text:tab/><text:tab/><text:tab/>字段名称_8:资质 标签类型:文本框 必填</text:p>
      <text:p text:style-name="P1"><text:tab/><text:tab/><text:tab/><text:tab/>字段名称_9:项目期间正常人工成本 标签类型:数字框(大于等于0的整数) 必填 </text:p>
      <text:p text:style-name="P1"><text:tab/><text:tab/><text:tab/><text:tab/>字段名称_10:项目期间加班人工成本 标签类型:数字框(大于等于0的整数) 必填</text:p>
      <text:p text:style-name="P1"><text:tab/><text:tab/><text:tab/>功能名称_3:添加项目人员需求 功能类型:编辑</text:p>
      <text:p text:style-name="P1"><text:tab/><text:tab/><text:tab/><text:tab/>字段名称_1:项目名称 标签类型:下拉框 必填 可编辑</text:p>
      <text:p text:style-name="P1"><text:tab/><text:tab/><text:tab/><text:tab/>字段名称_2:姓名 标签类型:下拉框 必填 可编辑</text:p>
      <text:p text:style-name="P1"><text:tab/><text:tab/><text:tab/><text:tab/>字段名称_3:人员性质 标签类型:下拉框(内部/租赁) 必填 不可编辑</text:p>
      <text:p text:style-name="P1"><text:tab/><text:tab/><text:tab/><text:tab/>字段名称_4:岗位 标签类型:下拉框 必填 可编辑</text:p>
      <text:p text:style-name="P1"><text:tab/><text:tab/><text:tab/><text:tab/>字段名称_6:个人职称 标签类型:文本框 必填</text:p>
      <text:p text:style-name="P1"><text:tab/><text:tab/><text:tab/><text:tab/>字段名称_7:工作年限 标签类型:文本框 必填</text:p>
      <text:p text:style-name="P1"><text:tab/><text:tab/><text:tab/><text:tab/>字段名称_8:资质 标签类型:文本框 必填</text:p>
      <text:p text:style-name="P1"><text:tab/><text:tab/><text:tab/><text:tab/>字段名称_9:项目期间正常人工成本 标签类型:数字框(大于等于0的整数) 必填 </text:p>
      <text:p text:style-name="P1"><text:tab/><text:tab/><text:tab/><text:tab/>字段名称_10:项目期间加班人工成本 标签类型:数字框(大于等于0的整数) 必填</text:p>
      <text:p text:style-name="P1"><text:tab/><text:tab/><text:tab/>功能名称_4:查看详情 功能名称:查看详情</text:p>
      <text:p text:style-name="P1"><text:tab/><text:tab/><text:tab/><text:tab/>字段名称_1:项目名称</text:p>
      <text:p text:style-name="P1"><text:tab/><text:tab/><text:tab/><text:tab/>字段名称_2:姓名</text:p>
      <text:p text:style-name="P1"><text:tab/><text:tab/><text:tab/><text:tab/>字段名称_3:人员性质</text:p>
      <text:p text:style-name="P1"><text:tab/><text:tab/><text:tab/><text:tab/>字段名称_4:岗位</text:p>
      <text:p text:style-name="P1"><text:tab/><text:tab/><text:tab/><text:tab/>字段名称_5:项目期间加班人工成本</text:p>
      <text:p text:style-name="P1"><text:tab/><text:tab/><text:tab/><text:tab/>字段名称_6:个人职称</text:p>
      <text:p text:style-name="P1"><text:tab/><text:tab/><text:tab/><text:tab/>字段名称_7:工作年限</text:p>
      <text:p text:style-name="P1"><text:tab/><text:tab/><text:tab/><text:tab/>字段名称_8:资质</text:p>
      <text:p text:style-name="P1"><text:tab/><text:tab/><text:tab/><text:tab/>字段名称_9:项目期间正常人工成本</text:p>
      <text:p text:style-name="P1"><text:tab/><text:tab/><text:tab/><text:tab/>字段名称_10:项目期间加班人工成本</text:p>
      <text:p text:style-name="P1"><text:tab/><text:tab/><text:tab/>功能名称_5:删除 选中某一行,单击删除按钮,执行删除操作</text:p>
      <text:p text:style-name="P1"><text:tab/><text:tab/>导航名_４:其他需求界面</text:p>
      <text:p text:style-name="P1"><text:tab/><text:tab/><text:tab/>功能名称_1:列表 功能类型:列表</text:p>
      <text:p text:style-name="P1"><text:tab/><text:tab/><text:tab/><text:tab/>字段名称_1:项目名称</text:p>
      <text:p text:style-name="P1"><text:tab/><text:tab/><text:tab/><text:tab/>字段名称_2:设备费用</text:p>
      <text:p text:style-name="P1"><text:tab/><text:tab/><text:tab/><text:tab/>字段名称_3:配置费用</text:p>
      <text:p text:style-name="P1"><text:tab/><text:tab/><text:tab/><text:tab/>字段名称_4:车辆费用</text:p>
      <text:p text:style-name="P1"><text:tab/><text:tab/><text:tab/><text:tab/>字段名称_５:其他费用</text:p>
      <text:p text:style-name="P1"><text:tab/><text:tab/><text:tab/>功能名称_2:添加 功能类型:添加</text:p>
      <text:p text:style-name="P1"><text:tab/><text:tab/><text:tab/><text:tab/>字段名称_1:项目名称 标签类型:下拉框 必填 可编辑</text:p>
      <text:p text:style-name="P1"><text:tab/><text:tab/><text:tab/><text:tab/>字段名称_２:设备费用 标签类型:数字框 必填 可编辑</text:p>
      <text:p text:style-name="P1"><text:tab/><text:tab/><text:tab/><text:tab/>字段名称_２:配置费用 标签类型:数字框 必填 可编辑</text:p>
      <text:p text:style-name="P1"><text:tab/><text:tab/><text:tab/><text:tab/>字段名称_２:车辆费用 标签类型:数字框 必填 可编辑</text:p>
      <text:p text:style-name="P1"><text:tab/><text:tab/><text:tab/><text:tab/>字段名称_２:其他费用 标签类型:数字框 非必填 可编辑</text:p>
      <text:p text:style-name="P1"><text:tab/><text:tab/><text:tab/>功能名称_３:编辑 功能类型:编辑</text:p>
      <text:p text:style-name="P1"><text:tab/><text:tab/><text:tab/><text:tab/>字段名称_1:项目名称 标签类型:下拉框 必填 可编辑</text:p>
      <text:p text:style-name="P1"><text:tab/><text:tab/><text:tab/><text:tab/>字段名称_２:设备费用 标签类型:数字框 必填 可编辑</text:p>
      <text:p text:style-name="P1"><text:soft-page-break/><text:tab/><text:tab/><text:tab/><text:tab/>字段名称_２:配置费用 标签类型:数字框 必填 可编辑</text:p>
      <text:p text:style-name="P1"><text:tab/><text:tab/><text:tab/><text:tab/>字段名称_２:车辆费用 标签类型:数字框 必填 可编辑</text:p>
      <text:p text:style-name="P1"><text:tab/><text:tab/><text:tab/><text:tab/>字段名称_２:其他费用 标签类型:数字框 非必填 可编辑</text:p>
      <text:p text:style-name="P1"><text:tab/><text:tab/><text:tab/>功能名称_４:删除　功能类型:删除　选中某一行执行删除操作</text:p>
      <text:p text:style-name="P1"><text:tab/>导航下拉名_2:工作界面</text:p>
      <text:p text:style-name="P1"><text:tab/><text:tab/>导航名_1:单项目单个界面</text:p>
      <text:p text:style-name="P1"><text:tab/><text:tab/><text:tab/>功能名称_1:列表 功能类型:网格</text:p>
      <text:p text:style-name="P1"><text:tab/><text:tab/><text:tab/><text:tab/>字段名称_1:项目名称 </text:p>
      <text:p text:style-name="P1"><text:tab/><text:tab/><text:tab/><text:tab/>字段名称_2:项目类别</text:p>
      <text:p text:style-name="P1"><text:tab/><text:tab/><text:tab/><text:tab/>字段名称_3:界面选择</text:p>
      <text:p text:style-name="P1"><text:tab/><text:tab/><text:tab/><text:tab/>字段名称_4:工作量</text:p>
      <text:p text:style-name="P1"><text:tab/><text:tab/><text:tab/><text:tab/>字段名称_5:利润</text:p>
      <text:p text:style-name="P1"><text:tab/><text:tab/><text:tab/>功能名称_2:添加 功能类型:添加</text:p>
      <text:p text:style-name="P1"><text:tab/><text:tab/><text:tab/><text:tab/>字段名称_1:项目名称 标签类型:文本框 必填 </text:p>
      <text:p text:style-name="P1"><text:tab/><text:tab/><text:tab/><text:tab/>字段名称_2:项目类别 标签类型:下拉框 必填 可编辑</text:p>
      <text:p text:style-name="P1"><text:tab/><text:tab/><text:tab/><text:tab/>字段名称_3:界面选择 标签类型:下拉框(包含&lt;施工,设计,督导,方案提供,监理&gt;五种选项) 必填 可编辑</text:p>
      <text:p text:style-name="P1"><text:tab/><text:tab/><text:tab/><text:tab/>字段名称_4:工作量 标签类型:整数框(大于0的整数) 必填</text:p>
      <text:p text:style-name="P1"><text:tab/><text:tab/><text:tab/><text:tab/>字段名称_5:利润 标签类型:数字框(保留两位小数) 必填</text:p>
      <text:p text:style-name="P1"><text:tab/><text:tab/><text:tab/>功能名称_3:编辑 功能类型:编辑</text:p>
      <text:p text:style-name="P1"><text:tab/><text:tab/><text:tab/><text:tab/>字段名称_1:项目名称 标签类型:文本框 必填 </text:p>
      <text:p text:style-name="P1"><text:tab/><text:tab/><text:tab/><text:tab/>字段名称_2:项目类别 标签类型:下拉框 必填 可编辑</text:p>
      <text:p text:style-name="P1"><text:tab/><text:tab/><text:tab/><text:tab/>字段名称_3:界面选择 标签类型:下拉框(包含&lt;施工,设计,督导,方案提供,监理&gt;五种选项) 必填 可编辑</text:p>
      <text:p text:style-name="P1"><text:tab/><text:tab/><text:tab/><text:tab/>字段名称_4:工作量 标签类型:整数框(大于0的整数) 必填</text:p>
      <text:p text:style-name="P1"><text:tab/><text:tab/><text:tab/><text:tab/>字段名称_5:利润 标签类型:数字框(保留两位小数) 必填</text:p>
      <text:p text:style-name="P1"><text:tab/><text:tab/><text:tab/>功能名称_4:删除 功能类型:删除</text:p>
      <text:p text:style-name="P1"><text:tab/><text:tab/>导航名_2:单项目多个界面</text:p>
      <text:p text:style-name="P1"><text:tab/><text:tab/><text:tab/>功能名称_1:列表 功能类型:网格</text:p>
      <text:p text:style-name="P1"><text:tab/><text:tab/><text:tab/><text:tab/>字段名称_1:项目名称 </text:p>
      <text:p text:style-name="P1"><text:tab/><text:tab/><text:tab/><text:tab/>字段名称_2:项目类别</text:p>
      <text:p text:style-name="P1"><text:tab/><text:tab/><text:tab/><text:tab/>字段名称_3:界面选择</text:p>
      <text:p text:style-name="P1"><text:tab/><text:tab/><text:tab/><text:tab/>字段名称_4:工作量</text:p>
      <text:p text:style-name="P1"><text:tab/><text:tab/><text:tab/><text:tab/>字段名称_5:利润</text:p>
      <text:p text:style-name="P1"><text:tab/><text:tab/><text:tab/><text:tab/>字段名称_6:界面利润对比</text:p>
      <text:p text:style-name="P1"><text:tab/><text:tab/><text:tab/>功能名称_2:添加 功能类型:添加</text:p>
      <text:p text:style-name="P1"><text:tab/><text:tab/><text:tab/><text:tab/>字段名称_1:项目名称 标签类型:文本框 必填 </text:p>
      <text:p text:style-name="P1"><text:tab/><text:tab/><text:tab/><text:tab/>字段名称_2:项目类别 标签类型:下拉框 必填 可编辑</text:p>
      <text:p text:style-name="P1"><text:tab/><text:tab/><text:tab/><text:tab/>字段名称_3:界面选择 标签类型:下拉框(包含&lt;施工,设计,督导,方案提供,监理&gt;五种选项) 必填 可编辑</text:p>
      <text:p text:style-name="P1"><text:tab/><text:tab/><text:tab/><text:tab/>字段名称_4:工作量 标签类型:整数框(大于0的整数) 必填</text:p>
      <text:p text:style-name="P1"><text:tab/><text:tab/><text:tab/><text:tab/>字段名称_5:利润 标签类型:数字框(保留两位小数) 必填</text:p>
      <text:p text:style-name="P1"><text:tab/><text:tab/><text:tab/><text:tab/>字段名称_6:界面利润对比 标签类型:文本框 必填</text:p>
      <text:p text:style-name="P1"><text:tab/><text:tab/><text:tab/>功能名称_3:编辑 功能类型:编辑</text:p>
      <text:p text:style-name="P1"><text:tab/><text:tab/><text:tab/><text:tab/>字段名称_1:项目名称 标签类型:文本框 必填 </text:p>
      <text:p text:style-name="P1"><text:tab/><text:tab/><text:tab/><text:tab/>字段名称_2:项目类别 标签类型:下拉框 必填 可编辑</text:p>
      <text:p text:style-name="P1"><text:tab/><text:tab/><text:tab/><text:tab/>字段名称_3:界面选择 标签类型:下拉框(包含&lt;施工,设计,督导,方案提供,监理&gt;五种选项) 必填 可编辑</text:p>
      <text:p text:style-name="P1"><text:tab/><text:tab/><text:tab/><text:tab/>字段名称_4:工作量 标签类型:整数框(大于0的整数) 必填</text:p>
      <text:p text:style-name="P1"><text:tab/><text:tab/><text:tab/><text:tab/>字段名称_5:利润 标签类型:数字框(保留两位小数) 必填</text:p>
      <text:p text:style-name="P1"><text:tab/><text:tab/><text:tab/><text:tab/>字段名称_6:界面利润对比 标签类型:文本框 必填</text:p>
      <text:p text:style-name="P1"><text:tab/><text:tab/><text:tab/>功能名称_4:删除 功能类型:删除 选中某一行,单击删除按钮删除</text:p>
      <text:p text:style-name="P1"><text:tab/><text:tab/>导航名_3:多项目单个界面</text:p>
      <text:p text:style-name="P1"><text:tab/><text:tab/><text:tab/>功能名称_1:列表 功能类型:网格</text:p>
      <text:p text:style-name="P1"><text:tab/><text:tab/><text:tab/><text:tab/>字段名称_1:项目名称 </text:p>
      <text:p text:style-name="P1"><text:tab/><text:tab/><text:tab/><text:tab/>字段名称_2:项目类别</text:p>
      <text:p text:style-name="P1"><text:tab/><text:tab/><text:tab/><text:tab/>字段名称_3:界面选择</text:p>
      <text:p text:style-name="P1"><text:tab/><text:tab/><text:tab/><text:tab/>字段名称_4:工作量</text:p>
      <text:p text:style-name="P1"><text:tab/><text:tab/><text:tab/><text:tab/>字段名称_5:利润</text:p>
      <text:p text:style-name="P1"><text:soft-page-break/><text:tab/><text:tab/><text:tab/><text:tab/>字段名称_6:项目比重</text:p>
      <text:p text:style-name="P1"><text:tab/><text:tab/><text:tab/><text:tab/>字段名称_7:项目利润对比</text:p>
      <text:p text:style-name="P1"><text:tab/><text:tab/><text:tab/>功能名称_2:添加 功能类型:添加</text:p>
      <text:p text:style-name="P1"><text:tab/><text:tab/><text:tab/><text:tab/>字段名称_1:项目名称 标签类型:文本框 必填</text:p>
      <text:p text:style-name="P1"><text:tab/><text:tab/><text:tab/><text:tab/>字段名称_2:项目类别 标签类型:下拉框 必填 可编辑</text:p>
      <text:p text:style-name="P1"><text:tab/><text:tab/><text:tab/><text:tab/>字段名称_3:界面选择 标签类型:下拉框(包含&lt;施工,设计,督导,方案提供,监理&gt;五种选项) 必填 可编辑</text:p>
      <text:p text:style-name="P1"><text:tab/><text:tab/><text:tab/><text:tab/>字段名称_4:工作量 标签类型:整数框(大于0的整数) 必填</text:p>
      <text:p text:style-name="P1"><text:tab/><text:tab/><text:tab/><text:tab/>字段名称_5:利润 标签类型:数字框(保留两位小数) 必填</text:p>
      <text:p text:style-name="P1"><text:tab/><text:tab/><text:tab/><text:tab/>字段名称_6:项目比重 标签类型:文本框 必填(输入百分比)</text:p>
      <text:p text:style-name="P1"><text:tab/><text:tab/><text:tab/><text:tab/>字段名称_7:项目利润对比 标签类型:文本框 必填</text:p>
      <text:p text:style-name="P1"><text:tab/><text:tab/><text:tab/>功能名称_3:编辑 功能类型:编辑</text:p>
      <text:p text:style-name="P1"><text:tab/><text:tab/><text:tab/><text:tab/>字段名称_1:项目名称 标签类型:文本框 必填</text:p>
      <text:p text:style-name="P1"><text:tab/><text:tab/><text:tab/><text:tab/>字段名称_2:项目类别 标签类型:下拉框 必填 可编辑</text:p>
      <text:p text:style-name="P1"><text:tab/><text:tab/><text:tab/><text:tab/>字段名称_3:界面选择 标签类型:下拉框(包含&lt;施工,设计,督导,方案提供,监理&gt;五种选项) 必填 可编辑</text:p>
      <text:p text:style-name="P1"><text:tab/><text:tab/><text:tab/><text:tab/>字段名称_4:工作量 标签类型:整数框(大于0的整数) 必填</text:p>
      <text:p text:style-name="P1"><text:tab/><text:tab/><text:tab/><text:tab/>字段名称_5:利润 标签类型:数字框(保留两位小数) 必填</text:p>
      <text:p text:style-name="P1"><text:tab/><text:tab/><text:tab/><text:tab/>字段名称_6:项目比重 标签类型:文本框 必填(输入百分比)</text:p>
      <text:p text:style-name="P1"><text:tab/><text:tab/><text:tab/><text:tab/>字段名称_7:项目利润对比 标签类型:文本框 必填</text:p>
      <text:p text:style-name="P1"><text:tab/><text:tab/><text:tab/>功能名称_4:删除 功能类型:删除 选中某一行执行删除操作</text:p>
      <text:p text:style-name="P1"><text:tab/><text:tab/>导航名_4:多项目多个界面</text:p>
      <text:p text:style-name="P1"><text:tab/><text:tab/><text:tab/>功能名称_1:列表 功能类型:网格</text:p>
      <text:p text:style-name="P1"><text:tab/><text:tab/><text:tab/><text:tab/>字段名称_1:项目名称 </text:p>
      <text:p text:style-name="P1"><text:tab/><text:tab/><text:tab/><text:tab/>字段名称_2:项目类别</text:p>
      <text:p text:style-name="P1"><text:tab/><text:tab/><text:tab/><text:tab/>字段名称_3:界面选择</text:p>
      <text:p text:style-name="P1"><text:tab/><text:tab/><text:tab/><text:tab/>字段名称_4:工作量</text:p>
      <text:p text:style-name="P1"><text:tab/><text:tab/><text:tab/><text:tab/>字段名称_5:利润</text:p>
      <text:p text:style-name="P1"><text:tab/><text:tab/><text:tab/><text:tab/>字段名称_6:项目比重</text:p>
      <text:p text:style-name="P1"><text:tab/><text:tab/><text:tab/><text:tab/>字段名称_7:项目利润对比</text:p>
      <text:p text:style-name="P1"><text:tab/><text:tab/><text:tab/><text:tab/>字段名称_8:界面利润对比</text:p>
      <text:p text:style-name="P1"><text:tab/><text:tab/><text:tab/>功能名称_2:添加 功能类型:添加</text:p>
      <text:p text:style-name="P1"><text:tab/><text:tab/><text:tab/><text:tab/>字段名称_1:项目名称 标签类型:文本框 必填</text:p>
      <text:p text:style-name="P1"><text:tab/><text:tab/><text:tab/><text:tab/>字段名称_2:项目类别 标签类型:下拉框 必填 可编辑</text:p>
      <text:p text:style-name="P1"><text:tab/><text:tab/><text:tab/><text:tab/>字段名称_3:界面选择 标签类型:下拉框(包含&lt;施工,设计,督导,方案提供,监理&gt;五种选项) 必填 可编辑</text:p>
      <text:p text:style-name="P1"><text:tab/><text:tab/><text:tab/><text:tab/>字段名称_4:工作量 标签类型:整数框(大于0的整数) 必填</text:p>
      <text:p text:style-name="P1"><text:tab/><text:tab/><text:tab/><text:tab/>字段名称_5:利润 标签类型:数字框(保留两位小数) 必填</text:p>
      <text:p text:style-name="P1"><text:tab/><text:tab/><text:tab/><text:tab/>字段名称_6:项目比重 标签类型:文本框 必填(输入百分比)</text:p>
      <text:p text:style-name="P1"><text:tab/><text:tab/><text:tab/><text:tab/>字段名称_7:项目利润对比 标签类型:文本框 必填</text:p>
      <text:p text:style-name="P1"><text:tab/><text:tab/><text:tab/><text:tab/>字段名称_8:界面利润对比 标签类型:文本框 必填</text:p>
      <text:p text:style-name="P1"><text:tab/><text:tab/><text:tab/>功能名称_3:编辑 功能类型:编辑</text:p>
      <text:p text:style-name="P1"><text:tab/><text:tab/><text:tab/><text:tab/>字段名称_1:项目名称 标签类型:文本框 必填</text:p>
      <text:p text:style-name="P1"><text:tab/><text:tab/><text:tab/><text:tab/>字段名称_2:项目类别 标签类型:下拉框 必填 可编辑</text:p>
      <text:p text:style-name="P1"><text:tab/><text:tab/><text:tab/><text:tab/>字段名称_3:界面选择 标签类型:下拉框(包含&lt;施工,设计,督导,方案提供,监理&gt;五种选项) 必填 可编辑</text:p>
      <text:p text:style-name="P1"><text:tab/><text:tab/><text:tab/><text:tab/>字段名称_4:工作量 标签类型:整数框(大于0的整数) 必填</text:p>
      <text:p text:style-name="P1"><text:tab/><text:tab/><text:tab/><text:tab/>字段名称_5:利润 标签类型:数字框(保留两位小数) 必填</text:p>
      <text:p text:style-name="P1"><text:tab/><text:tab/><text:tab/><text:tab/>字段名称_6:项目比重 标签类型:文本框 必填(输入百分比)</text:p>
      <text:p text:style-name="P1"><text:tab/><text:tab/><text:tab/><text:tab/>字段名称_7:项目利润对比 标签类型:文本框 必填</text:p>
      <text:p text:style-name="P1"><text:tab/><text:tab/><text:tab/><text:tab/>字段名称_8:界面利润对比 标签类型:文本框 必填</text:p>
      <text:p text:style-name="P1"><text:tab/><text:tab/><text:tab/>功能名称_4:删除 功能类型:删除 选中某一行,执行删除操作</text:p>
      <text:p text:style-name="P1"><text:tab/>导航下拉名_3:项目测算管理汇总</text:p>
      <text:p text:style-name="P1"><text:tab/><text:tab/>导航名_1:项目测算汇总</text:p>
      <text:p text:style-name="P1"><text:tab/><text:tab/><text:tab/>功能名称_1:列表</text:p>
      <text:p text:style-name="P1"><text:tab/><text:tab/><text:tab/><text:tab/>字段名称_1:项目组</text:p>
      <text:p text:style-name="P1"><text:tab/><text:tab/><text:tab/><text:tab/>字段名称_2:创建/修改人</text:p>
      <text:p text:style-name="P1"><text:tab/><text:tab/><text:tab/><text:tab/>字段名称_3:更新时间</text:p>
      <text:p text:style-name="P1"><text:tab/><text:tab/><text:tab/><text:tab/>字段名称_4:上次发送时间</text:p>
      <text:p text:style-name="P1"><text:soft-page-break/><text:tab/><text:tab/><text:tab/><text:tab/>字段名称_5:备注</text:p>
      <text:p text:style-name="P1"><text:tab/><text:tab/><text:tab/><text:tab/>字段名称_6:发送间隔</text:p>
      <text:p text:style-name="P1"><text:tab/><text:tab/><text:tab/><text:tab/>字段名称_7:汇总间隔</text:p>
      <text:p text:style-name="P1"><text:tab/><text:tab/><text:tab/><text:tab/>字段名称_8:发送对象</text:p>
      <text:p text:style-name="P1"><text:tab/><text:tab/><text:tab/><text:tab/>字段名称_9:状态</text:p>
      <text:p text:style-name="P1"><text:tab/><text:tab/><text:tab/>功能名称_2:添加 功能类型:添加</text:p>
      <text:p text:style-name="P1"><text:tab/><text:tab/><text:tab/><text:tab/>字段名称_1:项目组 标签类型:下拉框 必填 可编辑</text:p>
      <text:p text:style-name="P1"><text:tab/><text:tab/><text:tab/><text:tab/>字段名称_3:备注 标签类型:文本框 非必填</text:p>
      <text:p text:style-name="P1"><text:tab/><text:tab/><text:tab/><text:tab/>字段名称_4:发送间隔 标签类型:下拉框 必填</text:p>
      <text:p text:style-name="P1"><text:tab/><text:tab/><text:tab/><text:tab/>字段名称_5:汇总间隔 标签类型:下拉框 必填</text:p>
      <text:p text:style-name="P1"><text:tab/><text:tab/><text:tab/><text:tab/>字段名称_6:选择对象 标签类型:下拉框 非必填</text:p>
      <text:p text:style-name="P1"><text:tab/><text:tab/><text:tab/><text:tab/>字段名称_7:发送对象 标签类型:文本框 非必填</text:p>
      <text:p text:style-name="P1"><text:tab/><text:tab/><text:tab/>功能名称_3:编辑 功能名称:编辑</text:p>
      <text:p text:style-name="P1"><text:tab/><text:tab/><text:tab/><text:tab/>字段名称_1:项目组 标签类型:下拉框 必填 可编辑</text:p>
      <text:p text:style-name="P1"><text:tab/><text:tab/><text:tab/><text:tab/>字段名称_3:备注 标签类型:文本框 非必填</text:p>
      <text:p text:style-name="P1"><text:tab/><text:tab/><text:tab/><text:tab/>字段名称_4:发送间隔 标签类型:下拉框 必填</text:p>
      <text:p text:style-name="P1"><text:tab/><text:tab/><text:tab/><text:tab/>字段名称_5:汇总间隔 标签类型:下拉框 必填</text:p>
      <text:p text:style-name="P1"><text:tab/><text:tab/><text:tab/><text:tab/>字段名称_6:选择对象 标签类型:下拉框 非必填</text:p>
      <text:p text:style-name="P1"><text:tab/><text:tab/><text:tab/><text:tab/>字段名称_7:发送对象 标签类型:文本框 非必填</text:p>
      <text:p text:style-name="P1"><text:tab/><text:tab/><text:tab/>功能名称_4:冻结 选中一行,进行冻结操作</text:p>
      <text:p text:style-name="P1"><text:tab/><text:tab/><text:tab/>功能名称_5:解冻 选中一行,进行解冻操作</text:p>
      <text:p text:style-name="P1"><text:tab/><text:tab/><text:tab/>功能名称_6:汇总 功能类型:列表 要求:选择地区,点击汇总按钮</text:p>
      <text:p text:style-name="P1"><text:tab/><text:tab/><text:tab/><text:tab/>字段名称_1:地区</text:p>
      <text:p text:style-name="P1"><text:tab/><text:tab/><text:tab/><text:tab/>字段名称_2:项目数量</text:p>
      <text:p text:style-name="P1"><text:tab/><text:tab/><text:tab/><text:tab/>字段名称_3:项目利润</text:p>
      <text:p text:style-name="P1"><text:tab/><text:tab/><text:tab/><text:tab/>字段名称_4:多项目多界面项目数量</text:p>
      <text:p text:style-name="P1"><text:tab/><text:tab/><text:tab/><text:tab/>字段名称_5:多项目单界面项目数量</text:p>
      <text:p text:style-name="P1"><text:tab/><text:tab/><text:tab/><text:tab/>字段名称_6:单项目多界面项目数量</text:p>
      <text:p text:style-name="P1"><text:tab/><text:tab/><text:tab/><text:tab/>字段名称_7:单项目单界面项目数量</text:p>
      <text:p text:style-name="P1"><text:tab/><text:tab/><text:tab/><text:tab/>字段名称_8:长期合作项目数量</text:p>
      <text:p text:style-name="P1"><text:tab/><text:tab/><text:tab/><text:tab/>字段名称_9:事项合作项目数量</text:p>
      <text:p text:style-name="P1"><text:tab/><text:tab/><text:tab/><text:tab/>字段名称_10:中介项目数量</text:p>
      <text:p text:style-name="P1"><text:tab/><text:tab/><text:tab/><text:tab/>字段名称_11:测评结果为盈利项目数量</text:p>
      <text:p text:style-name="P1"><text:tab/><text:tab/><text:tab/><text:tab/>字段名称_12:测评结果为亏损项目数量</text:p>
      <text:p text:style-name="P1"><text:tab/><text:tab/><text:tab/>功能名称_7:现在发送 选中一行,执行即使发送邮件操作</text:p>
      <text:p text:style-name="P1"><text:tab/></text:p>
      <text:p text:style-name="P1"><text:tab/>导航下拉名_4:输出评估结果</text:p>
      <text:p text:style-name="P1"><text:tab/><text:tab/>导航下拉名_1:输出评估结果</text:p>
      <text:p text:style-name="P1"><text:tab/><text:tab/><text:tab/>功能名称_1:列表</text:p>
      <text:p text:style-name="P1"><text:tab/><text:tab/><text:tab/><text:tab/>字段名称_1:项目名称</text:p>
      <text:p text:style-name="P1"><text:tab/><text:tab/><text:tab/><text:tab/>字段名称_2:工作界面</text:p>
      <text:p text:style-name="P1"><text:tab/><text:tab/><text:tab/><text:tab/>字段名称_3:税金</text:p>
      <text:p text:style-name="P1"><text:tab/><text:tab/><text:tab/><text:tab/>字段名称_4:回款时间</text:p>
      <text:p text:style-name="P1"><text:tab/><text:tab/><text:tab/><text:tab/>字段名称_5:耗时</text:p>
      <text:p text:style-name="P1"><text:tab/><text:tab/><text:tab/><text:tab/>字段名称_6:人工</text:p>
      <text:p text:style-name="P1"><text:tab/><text:tab/><text:tab/><text:tab/>字段名称_7:耗时费用</text:p>
      <text:p text:style-name="P1"><text:tab/><text:tab/><text:tab/><text:tab/>字段名称_8:成本</text:p>
      <text:p text:style-name="P1"><text:tab/><text:tab/><text:tab/><text:tab/></text:p>
      <text:p text:style-name="P1"/>
      <text:p text:style-name="P1">添加字段　　项目基本信息</text:p>
      <text:p text:style-name="P1">字段名：工期　　必填　文本输入框</text:p>
      <text:p text:style-name="P1">字段名：服务费用　非必填　数字输入框</text:p>
      <text:p text:style-name="P1">字段名：提成　非必填　数字输入框</text:p>
      <text:p text:style-name="P1">字段名：招待费　非必填　数字输入框</text:p>
      <text:p text:style-name="P1">字段名: 结束时间 必填 时间框</text:p>
      <text:p text:style-name="P1"/>
      <text:p text:style-name="P1">添加字段　　费用情况</text:p>
      <text:p text:style-name="P1">字段名：回款时间　　必填　时间输入框（年月日十分秒）</text:p>
      <text:p text:style-name="P1">字段名：回款方式　必填　下拉框</text:p>
      <text:p text:style-name="P1"/>
      <text:p text:style-name="P1"><text:soft-page-break/>添加字段　　项目人员需求</text:p>
      <text:p text:style-name="P1">人工总成本　必填　数字输入框</text:p>
      <text:p text:style-name="P1"/>
      <text:p text:style-name="P1">添加页面</text:p>
      <text:p text:style-name="P1">其他需求界面　参照以上需求</text:p>
      <text:p text:style-name="P1"/>
      <text:p text:style-name="P1">输入评估结果界面　参照以上需求</text:p>
      <text:p text:style-name="P1"/>
      <text:p text:style-name="P1">修改权限</text:p>
      <text:p text:style-name="P1"/>
      <text:p text:style-name="P1"/>
      <text:p text:style-name="P1"/>
      <text:p text:style-name="P1"/>
      <text:p text:style-name="P1">修改关联链接数据的修改:</text:p>
      <text:p text:style-name="P1"><text:tab/>1.基本项目信息中的添加和编辑的: 项目名称</text:p>
      <text:p text:style-name="P1"/>
      <text:p text:style-name="P1"/>
      <text:p text:style-name="P1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17:07:02.464679978</dc:date>
    <meta:editing-duration>PT2M18S</meta:editing-duration>
    <meta:editing-cycles>2</meta:editing-cycles>
    <meta:generator>LibreOffice/5.1.3.2$Linux_X86_64 LibreOffice_project/10$Build-2</meta:generator>
    <meta:document-statistic meta:table-count="0" meta:image-count="0" meta:object-count="0" meta:page-count="7" meta:paragraph-count="334" meta:word-count="5750" meta:character-count="8059" meta:non-whitespace-character-count="6461"/>
  </office:meta>
</office:document-meta>
</file>